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tor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<text:s/>Monthly sal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A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Apperal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B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Electronics4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C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Apperal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D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Home Goods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E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Electronics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F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Apperal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G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Home Goods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H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lectronics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I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Homegoods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Store J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Apperal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k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Home Goods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L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lectronics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yanuris campusano</meta:initial-creator>
    <dc:creator>yanuris campusano</dc:creator>
    <meta:creation-date>2026-03-31T03:43:40Z</meta:creation-date>
    <dc:date>2026-03-31T14:48:40Z</dc:date>
  </office:meta>
</office:document-meta>
</file>